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1" calcext:value-type="float">
            <text:p>1491</text:p>
          </table:table-cell>
          <table:table-cell table:style-name="ce7" table:formula="of:=COUNTIF([.B7:.B999998];&quot;X&quot;)" office:value-type="float" office:value="1300" calcext:value-type="float">
            <text:p>1300</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5" calcext:value-type="float">
            <text:p>15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07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17:33:12.6507577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1T17:33:32.621760657</dc:date>
    <meta:editing-duration>P1DT14H41M13S</meta:editing-duration>
    <meta:editing-cycles>1486</meta:editing-cycles>
    <meta:document-statistic meta:table-count="1" meta:cell-count="9003" meta:object-count="0"/>
  </office:meta>
</office:document-meta>
</file>